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4.838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UCZENIE BEZ KOREKCJI:</text:p>
          </table:table-cell>
          <table:table-cell table:style-name="ce3" table:number-columns-repeated="14"/>
          <table:table-cell table:number-columns-repeated="1009"/>
        </table:table-row>
        <table:table-row table:style-name="ro2">
          <table:table-cell table:style-name="ce1" office:value-type="string">
            <text:p>liczba neuronów</text:p>
          </table:table-cell>
          <table:table-cell table:style-name="ce1" office:value-type="string">
            <text:p>typ uczenia</text:p>
          </table:table-cell>
          <table:table-cell table:style-name="ce1" office:value-type="string">
            <text:p>liczba aktywnych neuronów</text:p>
          </table:table-cell>
          <table:table-cell table:style-name="ce4" office:value-type="string" table:number-columns-spanned="12" table:number-rows-spanned="1">
            <text:p>WYNIKI</text:p>
          </table:table-cell>
          <table:covered-table-cell table:number-columns-repeated="11" table:style-name="ce3"/>
          <table:table-cell table:number-columns-repeated="100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1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01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1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1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001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43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1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01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001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13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113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5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5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0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5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5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00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5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5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0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00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172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1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172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1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0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6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1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001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172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8: 50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218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19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46: 46</text:p>
          </table:table-cell>
          <table:table-cell office:value-type="string">
            <text:p><text:s/>360: 4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36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19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46: 49</text:p>
          </table:table-cell>
          <table:table-cell office:value-type="string">
            <text:p><text:s/>360: 1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360: 46</text:p>
          </table:table-cell>
          <table:table-cell office:value-type="string">
            <text:p><text:s/>146: 3}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01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19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46: 44</text:p>
          </table:table-cell>
          <table:table-cell office:value-type="string">
            <text:p><text:s/>360: 6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36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001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19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46: 45</text:p>
          </table:table-cell>
          <table:table-cell office:value-type="string">
            <text:p><text:s/>360: 5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360: 49}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UCZENIE Z KOREKCJĄ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liczba neuronów</text:p>
          </table:table-cell>
          <table:table-cell table:style-name="ce1" office:value-type="string">
            <text:p>typ uczenia</text:p>
          </table:table-cell>
          <table:table-cell table:style-name="ce1" office:value-type="string">
            <text:p>liczba aktywnych neuronów</text:p>
          </table:table-cell>
          <table:table-cell table:style-name="ce4" office:value-type="string" table:number-columns-spanned="12" table:number-rows-spanned="1">
            <text:p>WYNIKI</text:p>
          </table:table-cell>
          <table:covered-table-cell table:number-columns-repeated="11" table:style-name="ce3"/>
          <table:table-cell table:number-columns-repeated="100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5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23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1<text:tab/>sLR:14900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01<text:tab/>sLR:14900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.001<text:tab/>sLR:14900</text:p>
          </table:table-cell>
          <table:table-cell office:value-type="float" office:value="1">
            <text:p>1</text:p>
          </table:table-cell>
          <table:table-cell office:value-type="string">
            <text:p>setosa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5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21: 49}</text:p>
          </table:table-cell>
          <table:table-cell table:number-columns-repeated="101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21: 49}</text:p>
          </table:table-cell>
          <table:table-cell table:number-columns-repeated="101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0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21: 49}</text:p>
          </table:table-cell>
          <table:table-cell table:number-columns-repeated="101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0.00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8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21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21: 49}</text:p>
          </table:table-cell>
          <table:table-cell table:number-columns-repeated="101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5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5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5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0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0: 49}</text:p>
          </table:table-cell>
          <table:table-cell table:number-columns-repeated="101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0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5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0.00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56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6: 49}</text:p>
          </table:table-cell>
          <table:table-cell table:number-columns-repeated="1011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5<text:tab/>sLR:14900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89: 46</text:p>
          </table:table-cell>
          <table:table-cell office:value-type="string">
            <text:p><text:s/>65: 4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65: 44</text:p>
          </table:table-cell>
          <table:table-cell office:value-type="string">
            <text:p><text:s/>189: 5}</text:p>
          </table:table-cell>
          <table:table-cell table:number-columns-repeated="1010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1<text:tab/>sLR:14900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5: 46</text:p>
          </table:table-cell>
          <table:table-cell office:value-type="string">
            <text:p><text:s/>189: 4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189: 49}</text:p>
          </table:table-cell>
          <table:table-cell table:number-columns-repeated="1011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01<text:tab/>sLR:14900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5: 46</text:p>
          </table:table-cell>
          <table:table-cell office:value-type="string">
            <text:p><text:s/>189: 4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189: 49}</text:p>
          </table:table-cell>
          <table:table-cell table:number-columns-repeated="1011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0.001<text:tab/>sLR:14900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20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65: 45</text:p>
          </table:table-cell>
          <table:table-cell office:value-type="string">
            <text:p><text:s/>189: 5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189: 49}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5<text:tab/>sLR:14900</text:p>
          </table:table-cell>
          <table:table-cell office:value-type="float" office:value="4">
            <text:p>4</text:p>
          </table:table-cell>
          <table:table-cell office:value-type="string">
            <text:p>setosa'</text:p>
          </table:table-cell>
          <table:table-cell office:value-type="string">
            <text:p><text:s/>{33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25: 24</text:p>
          </table:table-cell>
          <table:table-cell office:value-type="string">
            <text:p><text:s/>151: 21</text:p>
          </table:table-cell>
          <table:table-cell office:value-type="string">
            <text:p><text:s/>49: 5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49: 49}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1<text:tab/>sLR:14900</text:p>
          </table:table-cell>
          <table:table-cell office:value-type="float" office:value="4">
            <text:p>4</text:p>
          </table:table-cell>
          <table:table-cell office:value-type="string">
            <text:p>setosa'</text:p>
          </table:table-cell>
          <table:table-cell office:value-type="string">
            <text:p><text:s/>{33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49: 42</text:p>
          </table:table-cell>
          <table:table-cell office:value-type="string">
            <text:p><text:s/>151: 3</text:p>
          </table:table-cell>
          <table:table-cell office:value-type="string">
            <text:p><text:s/>125: 5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151: 31</text:p>
          </table:table-cell>
          <table:table-cell office:value-type="string">
            <text:p><text:s/>125: 18}</text:p>
          </table:table-cell>
          <table:table-cell table:number-columns-repeated="1010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01<text:tab/>sLR:14900</text:p>
          </table:table-cell>
          <table:table-cell office:value-type="float" office:value="3">
            <text:p>3</text:p>
          </table:table-cell>
          <table:table-cell office:value-type="string">
            <text:p>setosa'</text:p>
          </table:table-cell>
          <table:table-cell office:value-type="string">
            <text:p><text:s/>{33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51: 45</text:p>
          </table:table-cell>
          <table:table-cell office:value-type="string">
            <text:p><text:s/>125: 5}</text:p>
          </table:table-cell>
          <table:table-cell office:value-type="string">
            <text:p><text:s/></text:p>
          </table:table-cell>
          <table:table-cell table:style-name="Default"/>
          <table:table-cell office:value-type="string">
            <text:p>virginica'</text:p>
          </table:table-cell>
          <table:table-cell office:value-type="string">
            <text:p><text:s/>{125: 49}</text:p>
          </table:table-cell>
          <table:table-cell table:number-columns-repeated="1011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0.001<text:tab/>sLR:14900</text:p>
          </table:table-cell>
          <table:table-cell office:value-type="float" office:value="4">
            <text:p>4</text:p>
          </table:table-cell>
          <table:table-cell office:value-type="string">
            <text:p>setosa'</text:p>
          </table:table-cell>
          <table:table-cell office:value-type="string">
            <text:p><text:s/>{33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125: 43</text:p>
          </table:table-cell>
          <table:table-cell office:value-type="string">
            <text:p><text:s/>151: 3</text:p>
          </table:table-cell>
          <table:table-cell office:value-type="string">
            <text:p><text:s/>49: 4}</text:p>
          </table:table-cell>
          <table:table-cell office:value-type="string">
            <text:p><text:s/></text:p>
          </table:table-cell>
          <table:table-cell office:value-type="string">
            <text:p>virginica'</text:p>
          </table:table-cell>
          <table:table-cell office:value-type="string">
            <text:p><text:s/>{49: 49}</text:p>
          </table:table-cell>
          <table:table-cell table:number-columns-repeated="101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5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129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46: 49}</text:p>
          </table:table-cell>
          <table:table-cell table:number-columns-repeated="101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129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46: 49}</text:p>
          </table:table-cell>
          <table:table-cell table:number-columns-repeated="101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0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129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46: 49}</text:p>
          </table:table-cell>
          <table:table-cell table:number-columns-repeated="101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0.001<text:tab/>sLR:14900</text:p>
          </table:table-cell>
          <table:table-cell office:value-type="float" office:value="2">
            <text:p>2</text:p>
          </table:table-cell>
          <table:table-cell office:value-type="string">
            <text:p>setosa'</text:p>
          </table:table-cell>
          <table:table-cell office:value-type="string">
            <text:p><text:s/>{129: 50}</text:p>
          </table:table-cell>
          <table:table-cell office:value-type="string">
            <text:p><text:s/></text:p>
          </table:table-cell>
          <table:table-cell office:value-type="string">
            <text:p>versicolor'</text:p>
          </table:table-cell>
          <table:table-cell office:value-type="string">
            <text:p><text:s/>{46: 50}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virginica'</text:p>
          </table:table-cell>
          <table:table-cell office:value-type="string">
            <text:p><text:s/>{46: 49}</text:p>
          </table:table-cell>
          <table:table-cell table:number-columns-repeated="1011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14.12.2017</text:date>, <text:time>22:47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Tutak</meta:initial-creator>
    <meta:creation-date>2017-12-14T22:30:47</meta:creation-date>
    <dc:date>2017-12-14T22:47:09</dc:date>
    <dc:creator>Piotr Tutak</dc:creator>
    <meta:editing-duration>PT16M22S</meta:editing-duration>
    <meta:editing-cycles>8</meta:editing-cycles>
    <meta:generator>OpenOffice/4.1.4$Unix OpenOffice.org_project/414m5$Build-9788</meta:generator>
    <meta:document-statistic meta:table-count="3" meta:cell-count="580" meta:object-count="0"/>
  </office:meta>
</office:document-meta>
</file>